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6399209713978982967"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2008969004995699742"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7199836133674474912"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2578212124678933567"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782424637511083040"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6273508631389429326"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2102172251011582816"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1304372052666877254"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3808183" text:continue-list="list2102172251011582816"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988635921935885610"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3802771"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3801729"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3820199" text:continue-numbering="true" text:style-name="L9">
        <text:list-item>
          <text:list>
            <text:list-header>
              <text:p text:style-name="P211">Warm down: <text:span text:style-name="T3">0.25 mile jog home</text:span></text:p>
              <text:p text:style-name="P212"/>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3812052"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3791649"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8666566013538638353"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6637284261067661210"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959024159795831124"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3811316" text:continue-numbering="true" text:style-name="L12">
        <text:list-item>
          <text:list>
            <text:list-header>
              <text:p text:style-name="P216">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890456397082689289" text:style-name="L13">
        <text:list-item>
          <text:list>
            <text:list-header>
              <text:p text:style-name="P205">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681132144092311808"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382092820536474472" text:style-name="L15">
        <text:list-item>
          <text:list>
            <text:list-header>
              <text:p text:style-name="P183">1.5 miles averaging about 9:40/mile and rest 1 min</text:p>
            </text:list-header>
          </text:list>
        </text:list-item>
      </text:list>
      <text:p text:style-name="P24">1 mile in 8:26 and rest 2 min</text:p>
      <text:list xml:id="list5276768526110417242"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857281697802592775" text:style-name="L17">
        <text:list-item>
          <text:list>
            <text:list-header>
              <text:p text:style-name="P185">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3799569" text:continue-numbering="true" text:style-name="L17">
        <text:list-item>
          <text:list>
            <text:list-header>
              <text:p text:style-name="P185">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6366681387032841159"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151520680943748803"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1712772104738602838"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3812328" text:continue-list="list7151520680943748803" text:style-name="L19">
        <text:list-item>
          <text:list>
            <text:list-header>
              <text:p text:style-name="P187">(Pace*HR)=1240</text:p>
            </text:list-header>
          </text:list>
        </text:list-item>
      </text:list>
      <text:list xml:id="list33796991" text:continue-list="list6366681387032841159" text:style-name="L18">
        <text:list-item>
          <text:list>
            <text:list-header>
              <text:p text:style-name="P186">2 miles at 10:46/mile Ave HR= 121 bpm and rest a few minutes</text:p>
            </text:list-header>
          </text:list>
        </text:list-item>
      </text:list>
      <text:list xml:id="list33793384" text:continue-list="list33812328"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3813585"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306994639712242010"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344003905346287262"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889872585189943956"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7694167142161256167" text:style-name="L24">
        <text:list-item>
          <text:p text:style-name="P215">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731080621147154048"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593757493229459753"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3799213" text:continue-numbering="true" text:style-name="L26">
        <text:list-item>
          <text:list>
            <text:list-header>
              <text:p text:style-name="P191">0.1 mile lead in to a 4 mile run</text:p>
              <text:p text:style-name="P208">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3792018"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789038762296388207"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739749594914460192"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555935488015262263"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383042021566259946"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679937232148536993"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090700008588558863" text:style-name="L32">
        <text:list-item>
          <text:list>
            <text:list-header>
              <text:p text:style-name="P197">0.25 miles in 2:54</text:p>
              <text:p text:style-name="P197">1 mile in 9:21 going faster as I ran and ending at around 8:30 pace</text:p>
            </text:list-header>
          </text:list>
        </text:list-item>
      </text:list>
      <text:list xml:id="list6806698854460845277"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246154101054082460"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587858902638861994"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9184789027944548840"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294389025609989881"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7250109940714921001"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text:soft-page-break/>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soft-page-break/><text:tab/> <text:s text:c="16"/><text:span text:style-name="T3">Splits: 8:33, 8:47, 8:50, 9:25, 8:08</text:span></text:p>
      <text:p text:style-name="P15"/>
      <text:list xml:id="list8665663467007004206"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ext:soft-page-break/>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20T13:54:59.19</dc:date>
    <dc:creator>James Lombardi</dc:creator>
    <meta:editing-duration>P29DT1H46M40S</meta:editing-duration>
    <meta:editing-cycles>2158</meta:editing-cycles>
    <meta:generator>OpenOffice/4.1.2$Win32 OpenOffice.org_project/412m3$Build-9782</meta:generator>
    <meta:document-statistic meta:table-count="0" meta:image-count="9" meta:object-count="0" meta:page-count="213" meta:paragraph-count="6230" meta:word-count="67358" meta:character-count="344904"/>
  </office:meta>
</office:document-meta>
</file>